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65cm"/>
    </style:style>
    <style:style style:name="co2" style:family="table-column">
      <style:table-column-properties fo:break-before="auto" style:column-width="18.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brise 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finir l’objectif</text:p>
          </table:table-cell>
          <table:table-cell office:value-type="string" calcext:value-type="string">
            <text:p>saisir les éléments de l’atlas du patrimoine dans OSM pour reproduire un atlas à jo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éfinir les méthodes</text:p>
          </table:table-cell>
          <table:table-cell office:value-type="string" calcext:value-type="string">
            <text:p>- utiliser la 1e liste (M3 PLUi 2025) et les éléments pour faire un import dans OSM et produire un 1<text:span text:style-name="T1">er</text:span> atlas</text:p>
            <text:p>- la 2<text:span text:style-name="T1">e</text:span> pour ajouter des attributs (import individuel) et valider / produire un atlas final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résenter OSM et faire une première saisie pour comprendre tag / valu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ster les tags OSM patrimoine</text:p>
          </table:table-cell>
          <table:table-cell office:value-type="string" calcext:value-type="string">
            <text:p>https://wiki.openstreetmap.org/wiki/Patrimoine_et_O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senter la 1e liste en faisant une 1e carte</text:p>
          </table:table-cell>
          <table:table-cell office:value-type="string" calcext:value-type="string">
            <text:p>données geoportail de l’urbanisme + tableau récupéré pdf // normalement les mêmes adr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TE 1 : M3 + règles style catégorie + fond positron</text:p>
          </table:table-cell>
          <table:table-cell office:value-type="string" calcext:value-type="string">
            <text:p>lister les compétences dans le framcalc (ajouter couches / fond positron / style catégorisé puis avec des règles) / faire faire au tableau par un étudiant différent chaque ma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tailler autre source : le géocodage du tableau de la M3</text:p>
          </table:table-cell>
          <table:table-cell office:value-type="string" calcext:value-type="string">
            <text:p>on récupère 1 les adresses 2 une nouvelle typologie. La mettre dans la carte et détailler la typ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tailler les typologies</text:p>
          </table:table-cell>
          <table:table-cell office:value-type="string" calcext:value-type="string">
            <text:p>ensemble bati remarquable : repérage zonal, gestion patrimoniale globale ¨+ rajouter typologie liste géocodée : immeuble, pavillon, maison de bo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écupérer les années pour les bâtiments</text:p>
          </table:table-cell>
          <table:table-cell office:value-type="string" calcext:value-type="string">
            <text:p>fichier cadas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e correspondre tag OSM et typolgie</text:p>
          </table:table-cell>
          <table:table-cell office:value-type="string" calcext:value-type="string">
            <text:p>3 possibilités : taginfo / features / ia : 3 groupes et rendu des proposition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diviser en quartiers : compter les points dans une grille et répartir les carreaux</text:p>
          </table:table-cell>
          <table:table-cell table:style-name="ce1" office:value-type="string" calcext:value-type="string">
            <text:p>calculer le nb de points par étudiant et attribuer les carreaux via umap ou framacalc (laisser les étudiants saisir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viser en quartiers : dbscan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faire le croisement en géocodage avec les données urbanisme</text:p>
          </table:table-cell>
          <table:table-cell office:value-type="string" calcext:value-type="string">
            <text:p>chaque étudiant vérifie son géocodagee et note les pb de points déplacés dans le tabl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ifier les erreu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ver la méthode pour importer dans OSM</text:p>
          </table:table-cell>
          <table:table-cell office:value-type="string" calcext:value-type="string">
            <text:p><text:a xlink:href="https://wiki.openstreetmap.org/wiki/Import/Catalogue" xlink:type="simple">https://wiki.openstreetmap.org/wiki/Import/Catalogue</text:a> EX des arbres OSM <text:a xlink:href="mailto:git@github.com" xlink:type="simple">git@github.com</text:a>:defuneste/arbresosm.g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roger la base OSM</text:p>
          </table:table-cell>
          <table:table-cell office:value-type="string" calcext:value-type="string">
            <text:p>trouver le tag pour les batimen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tiliser JOSM et la solution de fusion des calq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iquer en local sur sa mach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finir les pb à l’import en masse</text:p>
          </table:table-cell>
          <table:table-cell office:value-type="string" calcext:value-type="string">
            <text:p>https://forum.openstreetmap.fr/t/geomas-import-de-donnees-en-masse-dans-osm/6469/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16:51:11.36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8T08:03:59.443000000</meta:creation-date>
    <meta:generator>LibreOffice/7.6.0.3$Windows_X86_64 LibreOffice_project/69edd8b8ebc41d00b4de3915dc82f8f0fc3b6265</meta:generator>
    <dc:date>2025-07-23T18:40:34.224000000</dc:date>
    <meta:editing-duration>PT3H50M19S</meta:editing-duration>
    <meta:editing-cycles>6</meta:editing-cycles>
    <meta:document-statistic meta:table-count="1" meta:cell-count="38" meta:object-count="0"/>
  </office:meta>
</office:document-meta>
</file>